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1e5" officeooo:paragraph-rsid="000d91e5"/>
    </style:style>
    <style:style style:name="P2" style:family="paragraph" style:parent-style-name="Standard">
      <style:text-properties officeooo:rsid="000d91e5" officeooo:paragraph-rsid="000d91e5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d91e5" officeooo:paragraph-rsid="000d91e5" fo:background-color="#1e1e1e"/>
    </style:style>
    <style:style style:name="T1" style:family="text">
      <style:text-properties officeooo:rsid="000e8324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we exist:</text:p>
      <text:p text:style-name="P1">“ACY BUS-BOOKING SERVICES exist to provide a <text:span text:style-name="T1">safe , reliable, </text:span>pocket and environment friendly <text:span text:style-name="T1">services for all type of people across the country.”</text:span></text:p>
      <text:p text:style-name="P1"/>
      <text:p text:style-name="P1">Vision:</text:p>
      <text:p text:style-name="P1"><text:s/>“To run, operate, maintain and manage an integrated road based public passenger transport system across the country.”</text:p>
      <text:p text:style-name="P1"/>
      <text:p text:style-name="P1">Mission:</text:p>
      <text:p text:style-name="P1">“<text:span text:style-name="T1">To provide safe and reliable services for both our customers and our employees so as to meet our set goals and have a conducive environment for future of the company”</text:span></text:p>
      <text:p text:style-name="P1"/>
      <text:p text:style-name="P1"/>
      <text:p text:style-name="P1"><text:a xlink:type="simple" xlink:href="https://image.shutterstock.com/image-vector/call-center-agents-team-office-600w-561509971.jpg" text:style-name="Internet_20_link" text:visited-style-name="Visited_20_Internet_20_Link">https://image.shutterstock.com/image-vector/call-center-agents-team-office-600w-561509971.jpg</text:a></text:p>
      <text:p text:style-name="P1"/>
      <text:p text:style-name="P1"/>
      <text:p text:style-name="P1"><text:a xlink:type="simple" xlink:href="https://image.shutterstock.com/image-photo/closeup-male-hand-holding-telephone-260nw-673930894.jpg" text:style-name="Internet_20_link" text:visited-style-name="Visited_20_Internet_20_Link">https://image.shutterstock.com/image-photo/closeup-male-hand-holding-telephone-260nw-673930894.jpg</text:a></text:p>
      <text:p text:style-name="P1"/>
      <text:p text:style-name="P1"/>
      <text:p text:style-name="P4"><text:span text:style-name="T2">&lt;</text:span><text:span text:style-name="T3">img</text:span> <text:span text:style-name="T4">src</text:span>=<text:span text:style-name="T5">"https://image.shutterstock.com/image-photo/closeup-male-hand-holding-telephone-260nw-673930894.jpg"</text:span> <text:span text:style-name="T4">alt</text:span>=<text:span text:style-name="T5">"phone"</text:span> <text:span text:style-name="T4">height</text:span>=<text:span text:style-name="T5">"300px"</text:span> <text:span text:style-name="T4">width</text:span>=<text:span text:style-name="T5">"300px"</text:span><text:span text:style-name="T2">&gt;</text:span></text:p>
      <text:p text:style-name="P4"><text:span text:style-name="T2"/></text:p>
      <text:p text:style-name="P1"/>
      <text:p text:style-name="P1"/>
      <text:p text:style-name="P1"/>
      <text:p text:style-name="P4"><text:span text:style-name="T2">&lt;</text:span><text:span text:style-name="T3">div</text:span> <text:span text:style-name="T4">class</text:span>=<text:span text:style-name="T5">"com"</text:span><text:span text:style-name="T2">&gt;</text:span></text:p>
      <text:p text:style-name="P3"><text:span text:style-name="T2">&lt;</text:span><text:span text:style-name="T3">a</text:span> <text:span text:style-name="T4">href</text:span>=<text:span text:style-name="T5">"Customer care:customercare@acybus-bookingservices"</text:span><text:span text:style-name="T2">&gt;</text:span>customercare@acybus-bookingservices<text:span text:style-name="T2">&lt;/</text:span><text:span text:style-name="T3">a</text:span><text:span text:style-name="T2">&gt;</text:span></text:p>
      <text:p text:style-name="P3"><text:span text:style-name="T2">&lt;</text:span><text:span text:style-name="T3">a</text:span> <text:span text:style-name="T4">href</text:span>=<text:span text:style-name="T5">"Phone number:+254710272763"</text:span><text:span text:style-name="T2">&gt;</text:span>+254710272763<text:span text:style-name="T2">&lt;/</text:span><text:span text:style-name="T3">a</text:span><text:span text:style-name="T2">&gt;</text:span></text:p>
      <text:p text:style-name="P3"><text:span text:style-name="T2">&lt;</text:span><text:span text:style-name="T3">a</text:span> <text:span text:style-name="T4">href</text:span>=<text:span text:style-name="T5">"Email:Info@acybus-bookingservices"</text:span><text:span text:style-name="T2">&gt;</text:span>Info@acybus-bookingservices<text:span text:style-name="T2">&lt;/</text:span><text:span text:style-name="T3">a</text:span><text:span text:style-name="T2">&gt;</text:span></text:p>
      <text:p text:style-name="P1"/>
      <text:p text:style-name="P1"/>
      <text:p text:style-name="P1"/>
      <text:p text:style-name="P4"><text:span text:style-name="T2">&lt;</text:span><text:span text:style-name="T3">img</text:span> <text:span text:style-name="T4">src</text:span>=<text:span text:style-name="T5">"https://image.shutterstock.com/image-vector/call-center-agents-team-office-600w-561509971.jpg"</text:span> <text:span text:style-name="T4">alt</text:span>=<text:span text:style-name="T5">"desk"</text:span> <text:span text:style-name="T4">height</text:span>=<text:span text:style-name="T5">"300px"</text:span> <text:span text:style-name="T4">width</text:span>=<text:span text:style-name="T5">"300px"</text:span><text:span text:style-name="T2">&gt;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21:02:04.537655000</meta:creation-date>
    <dc:date>2020-07-30T19:48:48.010670310</dc:date>
    <meta:editing-duration>PT2H45M22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14" meta:word-count="97" meta:character-count="1191" meta:non-whitespace-character-count="1107"/>
  </office:meta>
</office:document-meta>
</file>